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Ek Mukta1" svg:font-family="'Ek Mukta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6.4375in"/>
    </style:style>
    <style:style style:name="Table1.B" style:family="table-column">
      <style:table-column-properties style:column-width="0.4896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6.4375in"/>
    </style:style>
    <style:style style:name="Table2.B" style:family="table-column">
      <style:table-column-properties style:column-width="0.4896in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375in" fo:margin-left="0in" table:align="left"/>
    </style:style>
    <style:style style:name="Table3.A" style:family="table-column">
      <style:table-column-properties style:column-width="6.4375in"/>
    </style:style>
    <style:style style:name="Table3.B" style:family="table-column">
      <style:table-column-properties style:column-width="0.5in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375in" fo:margin-left="0in" table:align="left"/>
    </style:style>
    <style:style style:name="Table4.A" style:family="table-column">
      <style:table-column-properties style:column-width="6.4375in"/>
    </style:style>
    <style:style style:name="Table4.B" style:family="table-column">
      <style:table-column-properties style:column-width="0.5in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9375in" fo:margin-left="0in" table:align="left"/>
    </style:style>
    <style:style style:name="Table5.A" style:family="table-column">
      <style:table-column-properties style:column-width="6.4375in"/>
    </style:style>
    <style:style style:name="Table5.B" style:family="table-column">
      <style:table-column-properties style:column-width="0.5in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weight="bold" officeooo:rsid="001a8d51" officeooo:paragraph-rsid="001a8d51" style:font-weight-asian="bold" style:font-weight-complex="bold"/>
    </style:style>
    <style:style style:name="P2" style:family="paragraph" style:parent-style-name="Standard">
      <style:text-properties fo:font-weight="bold" officeooo:rsid="001a8d51" officeooo:paragraph-rsid="001b10aa" style:font-weight-asian="bold" style:font-weight-complex="bold"/>
    </style:style>
    <style:style style:name="P3" style:family="paragraph" style:parent-style-name="Standard">
      <style:text-properties fo:font-weight="normal" officeooo:rsid="001a8d51" officeooo:paragraph-rsid="001a8d51" style:font-weight-asian="normal" style:font-weight-complex="normal"/>
    </style:style>
    <style:style style:name="P4" style:family="paragraph" style:parent-style-name="Standard">
      <style:text-properties fo:font-weight="normal" officeooo:rsid="001a8d51" officeooo:paragraph-rsid="001b10aa" style:font-weight-asian="normal" style:font-weight-complex="normal"/>
    </style:style>
    <style:style style:name="P5" style:family="paragraph" style:parent-style-name="Standard">
      <style:text-properties fo:font-style="italic" fo:font-weight="normal" officeooo:rsid="001a8d51" officeooo:paragraph-rsid="001a8d51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fo:font-weight="normal" officeooo:rsid="001a8d51" officeooo:paragraph-rsid="001b10aa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normal" fo:font-weight="normal" officeooo:rsid="001a8d51" officeooo:paragraph-rsid="001a8d51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1a8d51" officeooo:paragraph-rsid="001b10aa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bold" officeooo:rsid="001a8d51" officeooo:paragraph-rsid="001a8d51" style:font-style-asian="normal" style:font-weight-asian="bold" style:font-style-complex="normal" style:font-weight-complex="bold"/>
    </style:style>
    <style:style style:name="P10" style:family="paragraph" style:parent-style-name="Standard">
      <style:text-properties officeooo:paragraph-rsid="001b10aa"/>
    </style:style>
    <style:style style:name="P11" style:family="paragraph" style:parent-style-name="Standard">
      <style:text-properties fo:font-size="15pt" fo:font-weight="bold" officeooo:rsid="001d5823" officeooo:paragraph-rsid="001d5823" style:font-size-asian="15pt" style:font-weight-asian="bold" style:font-size-complex="15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a8d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b10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8d51" officeooo:paragraph-rsid="001a8d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8d51" officeooo:paragraph-rsid="001b10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10aa" officeooo:paragraph-rsid="001b10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officeooo:paragraph-rsid="001b10aa"/>
    </style:style>
    <style:style style:name="P19" style:family="paragraph" style:parent-style-name="Standard">
      <style:text-properties fo:font-size="15pt" fo:font-weight="normal" officeooo:rsid="001d5823" officeooo:paragraph-rsid="001d5823" style:font-size-asian="15pt" style:font-weight-asian="normal" style:font-size-complex="15pt" style:font-weight-complex="normal"/>
    </style:style>
    <style:style style:name="P20" style:family="paragraph" style:parent-style-name="Standard">
      <style:text-properties fo:font-size="12pt" fo:font-weight="normal" officeooo:rsid="001d5823" officeooo:paragraph-rsid="001d5823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tyle="normal" fo:font-weight="bold" officeooo:rsid="001b10aa" officeooo:paragraph-rsid="001b10aa" style:font-style-asian="normal" style:font-weight-asian="bold" style:font-style-complex="normal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10aa" officeooo:paragraph-rsid="001b10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officeooo:paragraph-rsid="001b10aa"/>
    </style:style>
    <style:style style:name="T1" style:family="text">
      <style:text-properties fo:font-style="normal" fo:font-weight="bold" officeooo:rsid="001b10aa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a8d51" style:font-style-asian="normal" style:font-weight-asian="bold" style:font-style-complex="normal" style:font-weight-complex="bold"/>
    </style:style>
    <style:style style:name="T3" style:family="text">
      <style:text-properties officeooo:rsid="001b10aa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8d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10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28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officeooo:rsid="001f28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Student Presentation Rubric</text:p>
      <text:p text:style-name="P19">EECS 598-015: User Interfaces for Programming Languages</text:p>
      <text:p text:style-name="P19"/>
      <text:p text:style-name="P20">Name: ______________________________</text:p>
      <text:p text:style-name="P20"/>
      <text:p text:style-name="P20">Topic: _____________________________________________________________________________</text:p>
      <text:p text:style-name="P1"/>
      <text:p text:style-name="P1">Introduction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The introduction summarizes the topic at a high level before getting into details.</text:p>
          </table:table-cell>
          <table:table-cell table:style-name="Table1.B1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5">The introduction includes an outline that summarizes how the presentation will be organized.</text:p>
          </table:table-cell>
          <table:table-cell table:style-name="Table1.B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5">The introduction includes a discussion of the general design criteria that govern the UIs that will be presented.</text:p>
          </table:table-cell>
          <table:table-cell table:style-name="Table1.B2" office:value-type="string">
            <text:p text:style-name="P12"/>
          </table:table-cell>
        </table:table-row>
      </table:table>
      <text:p text:style-name="P3"/>
      <text:p text:style-name="P5">Comments: </text:p>
      <text:p text:style-name="P7"/>
      <text:p text:style-name="P7"/>
      <text:p text:style-name="P7"/>
      <text:p text:style-name="P7"/>
      <text:p text:style-name="P7"/>
      <text:p text:style-name="P7"/>
      <text:p text:style-name="P9">Paper Summaries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T<text:span text:style-name="T3">he presentation covers 4-7 relevant papers.</text:span></text:p>
          </table:table-cell>
          <table:table-cell table:style-name="Table2.B1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8"><text:span text:style-name="T4">E</text:span><text:span text:style-name="T5">ach paper is cited correctly in the slides (abbreviated author list, abbreviated venue, year).</text:span></text:p>
          </table:table-cell>
          <table:table-cell table:style-name="Table2.B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8"><text:span text:style-name="T4">T</text:span><text:span text:style-name="T5">he o</text:span><text:span text:style-name="T6">verview of</text:span><text:span text:style-name="T5"> each paper summarizes the key ideas and results.</text:span></text:p>
          </table:table-cell>
          <table:table-cell table:style-name="Table2.B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8"><text:span text:style-name="T5">The o</text:span><text:span text:style-name="T6">verview of</text:span><text:span text:style-name="T5"> each paper connects back to the design criteria from the introduction.</text:span></text:p>
          </table:table-cell>
          <table:table-cell table:style-name="Table2.B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8"><text:span text:style-name="T5">The o</text:span><text:span text:style-name="T6">verview of each paper</text:span><text:span text:style-name="T5"> supported by screenshots, videos, and figures appropriately.</text:span></text:p>
          </table:table-cell>
          <table:table-cell table:style-name="Table2.B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8"><text:span text:style-name="T5">The o</text:span><text:span text:style-name="T6">verview of each paper</text:span><text:span text:style-name="T5"> summarizes how the design was evaluated.</text:span></text:p>
          </table:table-cell>
          <table:table-cell table:style-name="Table2.B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8"><text:span text:style-name="T5">T</text:span><text:span text:style-name="T6">he overview of each paper summarizes the </text:span><text:span text:style-name="T5">limitations of the design and evaluation.</text:span></text:p>
          </table:table-cell>
          <table:table-cell table:style-name="Table2.B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7">There are logical transitions between papers.</text:p>
          </table:table-cell>
          <table:table-cell table:style-name="Table2.B2" office:value-type="string">
            <text:p text:style-name="P13"/>
          </table:table-cell>
        </table:table-row>
      </table:table>
      <text:p text:style-name="P3"/>
      <text:p text:style-name="P5">Comments: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oft-page-break/><text:span text:style-name="T2">C</text:span><text:span text:style-name="T1">onclusion</text:span></text:p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6">T<text:span text:style-name="T3">he conclusion summarizes the key ideas from the presentation.</text:span></text:p>
          </table:table-cell>
          <table:table-cell table:style-name="Table3.B1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6">T<text:span text:style-name="T3">he conclusion includes a discussion of ongoing and future directions for the field.</text:span></text:p>
          </table:table-cell>
          <table:table-cell table:style-name="Table3.B2" office:value-type="string">
            <text:p text:style-name="P14"/>
          </table:table-cell>
        </table:table-row>
      </table:table>
      <text:p text:style-name="P4"/>
      <text:p text:style-name="P6">Comments: </text:p>
      <text:p text:style-name="P8"/>
      <text:p text:style-name="P8"/>
      <text:p text:style-name="P8"/>
      <text:p text:style-name="P8"/>
      <text:p text:style-name="P8"/>
      <text:p text:style-name="P21">In-Class Discussion</text:p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">T<text:span text:style-name="T3">he presenter came prepared with discussion topics.</text:span></text:p>
          </table:table-cell>
          <table:table-cell table:style-name="Table4.B1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6">T<text:span text:style-name="T3">he presenter adequately guided the discussion.</text:span></text:p>
          </table:table-cell>
          <table:table-cell table:style-name="Table4.B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7">The presenter asked for clarifications when a student comment or question is unclear.</text:p>
          </table:table-cell>
          <table:table-cell table:style-name="Table4.B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7">The presenter answered questions clearly and concisely.</text:p>
          </table:table-cell>
          <table:table-cell table:style-name="Table4.B2" office:value-type="string">
            <text:p text:style-name="P14"/>
          </table:table-cell>
        </table:table-row>
      </table:table>
      <text:p text:style-name="P4"/>
      <text:p text:style-name="P6">Comments: </text:p>
      <text:p text:style-name="P8"/>
      <text:p text:style-name="P8"/>
      <text:p text:style-name="P8"/>
      <text:p text:style-name="P8"/>
      <text:p text:style-name="P8"/>
      <text:p text:style-name="P8"/>
      <text:p text:style-name="P21">Speaking Skills</text:p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8"><text:span text:style-name="T4">T</text:span><text:span text:style-name="T5">he presenter spoke clearly and loudly.</text:span></text:p>
          </table:table-cell>
          <table:table-cell table:style-name="Table5.B1" office:value-type="string">
            <text:p text:style-name="P14"/>
          </table:table-cell>
        </table:table-row>
        <table:table-row>
          <table:table-cell table:style-name="Table5.A2" office:value-type="string">
            <text:p text:style-name="P16">T<text:span text:style-name="T3">he slides are reasonably free of typos and grammar errors.</text:span></text:p>
          </table:table-cell>
          <table:table-cell table:style-name="Table5.B2" office:value-type="string">
            <text:p text:style-name="P14"/>
          </table:table-cell>
        </table:table-row>
        <table:table-row>
          <table:table-cell table:style-name="Table5.A2" office:value-type="string">
            <text:p text:style-name="P17">Each slide has a slide number.</text:p>
          </table:table-cell>
          <table:table-cell table:style-name="Table5.B2" office:value-type="string">
            <text:p text:style-name="P14"/>
          </table:table-cell>
        </table:table-row>
        <table:table-row>
          <table:table-cell table:style-name="Table5.A2" office:value-type="string">
            <text:p text:style-name="P17">The presenter is prepared for transitions between sections.</text:p>
          </table:table-cell>
          <table:table-cell table:style-name="Table5.B2" office:value-type="string">
            <text:p text:style-name="P14"/>
          </table:table-cell>
        </table:table-row>
        <table:table-row>
          <table:table-cell table:style-name="Table5.A2" office:value-type="string">
            <text:p text:style-name="P17">The presenter defines technical terms before they are used.</text:p>
          </table:table-cell>
          <table:table-cell table:style-name="Table5.B2" office:value-type="string">
            <text:p text:style-name="P14"/>
          </table:table-cell>
        </table:table-row>
        <table:table-row>
          <table:table-cell table:style-name="Table5.A2" office:value-type="string">
            <text:p text:style-name="P17">The presenter managed time effectively.</text:p>
          </table:table-cell>
          <table:table-cell table:style-name="Table5.B2" office:value-type="string">
            <text:p text:style-name="P14"/>
          </table:table-cell>
        </table:table-row>
      </table:table>
      <text:p text:style-name="P4"/>
      <text:p text:style-name="P6">Comments: </text:p>
      <text:p text:style-name="P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Ek Mukta1" svg:font-family="'Ek Mukta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dobe Blank" style:font-size-asian="10.5pt" style:language-asian="zh" style:country-asian="CN" style:font-name-complex="Ek Mukt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dobe Blank" style:font-size-asian="10.5pt" style:language-asian="zh" style:country-asian="CN" style:font-name-complex="Ek Mukt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Ek Mukta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k Mukta1" style:font-family-complex="'Ek Mukta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Ek Mukta1" style:font-family-complex="'Ek Mukta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k Mukta1" style:font-family-complex="'Ek Mukta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0T19:05:36.456885916</meta:creation-date>
    <meta:editing-duration>PT7M37S</meta:editing-duration>
    <meta:editing-cycles>4</meta:editing-cycles>
    <meta:generator>LibreOffice/6.3.2.2$Linux_X86_64 LibreOffice_project/30$Build-2</meta:generator>
    <dc:date>2019-10-30T19:24:59.325731495</dc:date>
    <meta:document-statistic meta:table-count="5" meta:image-count="0" meta:object-count="0" meta:page-count="2" meta:paragraph-count="37" meta:word-count="257" meta:character-count="1850" meta:non-whitespace-character-count="1625"/>
  </office:meta>
</office:document-meta>
</file>